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34.94mm"/>
    </style:style>
    <style:style style:name="co7" style:family="table-column">
      <style:table-column-properties fo:break-before="auto" style:column-width="179.7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dataSetAna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classs_number</text:p>
          </table:table-cell>
          <table:table-cell table:style-name="ce1" office:value-type="string" calcext:value-type="string">
            <text:p>class_frequency</text:p>
          </table:table-cell>
          <table:table-cell table:style-name="ce1" office:value-type="string" calcext:value-type="string">
            <text:p>class_min_width</text:p>
          </table:table-cell>
          <table:table-cell table:style-name="ce1" office:value-type="string" calcext:value-type="string">
            <text:p>class_max_width</text:p>
          </table:table-cell>
          <table:table-cell table:style-name="ce1" office:value-type="string" calcext:value-type="string">
            <text:p>class_average</text:p>
          </table:table-cell>
          <table:table-cell table:style-name="ce1" office:value-type="string" calcext:value-type="string">
            <text:p>class_width_median</text:p>
          </table:table-cell>
          <table:table-cell table:style-name="ce1" office:value-type="string" calcext:value-type="string">
            <text:p>Image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31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37.9" calcext:value-type="float">
            <text:p>37.9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3</text:p>
          </table:table-cell>
          <table:table-cell office:value-type="float" office:value="339" calcext:value-type="float">
            <text:p>339</text:p>
          </table:table-cell>
          <table:table-cell office:value-type="float" office:value="18" calcext:value-type="float">
            <text:p>18</text:p>
          </table:table-cell>
          <table:table-cell office:value-type="float" office:value="403" calcext:value-type="float">
            <text:p>403</text:p>
          </table:table-cell>
          <table:table-cell office:value-type="float" office:value="50.78" calcext:value-type="float">
            <text:p>50.78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02</text:p>
          </table:table-cell>
          <table:table-cell office:value-type="float" office:value="303" calcext:value-type="float">
            <text:p>303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37.08" calcext:value-type="float">
            <text:p>37.08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32</text:p>
          </table:table-cell>
          <table:table-cell office:value-type="float" office:value="286" calcext:value-type="float">
            <text:p>286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42.61" calcext:value-type="float">
            <text:p>42.61</text:p>
          </table:table-cell>
          <table:table-cell office:value-type="float" office:value="36.5" calcext:value-type="float">
            <text:p>36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51.17" calcext:value-type="float">
            <text:p>51.17</text:p>
          </table:table-cell>
          <table:table-cell office:value-type="float" office:value="47.5" calcext:value-type="float">
            <text:p>4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4</text:p>
          </table:table-cell>
          <table:table-cell office:value-type="float" office:value="223" calcext:value-type="float">
            <text:p>223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33.25" calcext:value-type="float">
            <text:p>33.25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04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47.26" calcext:value-type="float">
            <text:p>47.26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9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57.44" calcext:value-type="float">
            <text:p>57.44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03</text:p>
          </table:table-cell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office:value-type="float" office:value="49.94" calcext:value-type="float">
            <text:p>49.94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43.05" calcext:value-type="float">
            <text:p>43.05</text:p>
          </table:table-cell>
          <table:table-cell office:value-type="float" office:value="37.5" calcext:value-type="float">
            <text:p>3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05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  <table:table-cell office:value-type="float" office:value="51.62" calcext:value-type="float">
            <text:p>51.62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0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57.54" calcext:value-type="float">
            <text:p>57.54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46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43.05" calcext:value-type="float">
            <text:p>43.05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office:value-type="float" office:value="153" calcext:value-type="float">
            <text:p>153</text:p>
          </table:table-cell>
          <table:table-cell office:value-type="float" office:value="62.78" calcext:value-type="float">
            <text:p>62.78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6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40.6" calcext:value-type="float">
            <text:p>40.6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28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0.25" calcext:value-type="float">
            <text:p>40.25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2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9.77" calcext:value-type="float">
            <text:p>19.77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08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45.95" calcext:value-type="float">
            <text:p>45.95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08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43.76" calcext:value-type="float">
            <text:p>43.76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3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39.05" calcext:value-type="float">
            <text:p>39.05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07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44.88" calcext:value-type="float">
            <text:p>44.88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50.5" calcext:value-type="float">
            <text:p>50.5</text:p>
          </table:table-cell>
          <table:table-cell office:value-type="float" office:value="45.5" calcext:value-type="float">
            <text:p>45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4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49.4" calcext:value-type="float">
            <text:p>49.4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09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48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38.12" calcext:value-type="float">
            <text:p>38.1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0.78" calcext:value-type="float">
            <text:p>60.78</text:p>
          </table:table-cell>
          <table:table-cell office:value-type="float" office:value="52.5" calcext:value-type="float">
            <text:p>5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9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35.87" calcext:value-type="float">
            <text:p>35.87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59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34.76" calcext:value-type="float">
            <text:p>34.76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08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48.21" calcext:value-type="float">
            <text:p>48.21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33.92" calcext:value-type="float">
            <text:p>33.9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71.3" calcext:value-type="float">
            <text:p>71.3</text:p>
          </table:table-cell>
          <table:table-cell office:value-type="float" office:value="70.5" calcext:value-type="float">
            <text:p>7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7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8.89" calcext:value-type="float">
            <text:p>28.89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24.61" calcext:value-type="float">
            <text:p>24.61</text:p>
          </table:table-cell>
          <table:table-cell office:value-type="float" office:value="20.5" calcext:value-type="float">
            <text:p>2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3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51.23" calcext:value-type="float">
            <text:p>51.23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37.42" calcext:value-type="float">
            <text:p>37.42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5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0.44" calcext:value-type="float">
            <text:p>20.44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54.76" calcext:value-type="float">
            <text:p>54.76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67" calcext:value-type="float">
            <text:p>167</text:p>
          </table:table-cell>
          <table:table-cell office:value-type="float" office:value="84.96" calcext:value-type="float">
            <text:p>84.96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00.26" calcext:value-type="float">
            <text:p>100.26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44.56" calcext:value-type="float">
            <text:p>44.56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9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18" calcext:value-type="float">
            <text:p>118</text:p>
          </table:table-cell>
          <table:table-cell office:value-type="float" office:value="66.22" calcext:value-type="float">
            <text:p>66.2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float" office:value="57.45" calcext:value-type="float">
            <text:p>57.45</text:p>
          </table:table-cell>
          <table:table-cell office:value-type="float" office:value="50.5" calcext:value-type="float">
            <text:p>5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51.11" calcext:value-type="float">
            <text:p>51.11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26.37" calcext:value-type="float">
            <text:p>26.37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5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6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6.44" calcext:value-type="float">
            <text:p>26.44</text:p>
          </table:table-cell>
          <table:table-cell office:value-type="float" office:value="24.5" calcext:value-type="float">
            <text:p>24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46.29" calcext:value-type="float">
            <text:p>46.29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41.06" calcext:value-type="float">
            <text:p>41.06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2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3.25" calcext:value-type="float">
            <text:p>33.25</text:p>
          </table:table-cell>
          <table:table-cell office:value-type="float" office:value="30.5" calcext:value-type="float">
            <text:p>3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office:value-type="float" office:value="52.62" calcext:value-type="float">
            <text:p>52.62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0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52.31" calcext:value-type="float">
            <text:p>52.31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50.38" calcext:value-type="float">
            <text:p>50.38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09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51" calcext:value-type="float">
            <text:p>151</text:p>
          </table:table-cell>
          <table:table-cell office:value-type="float" office:value="83.86" calcext:value-type="float">
            <text:p>83.86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3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37.93" calcext:value-type="float">
            <text:p>37.93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43.75" calcext:value-type="float">
            <text:p>43.75</text:p>
          </table:table-cell>
          <table:table-cell office:value-type="float" office:value="33.5" calcext:value-type="float">
            <text:p>33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35.42" calcext:value-type="float">
            <text:p>35.4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98.42" calcext:value-type="float">
            <text:p>98.42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0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48.91" calcext:value-type="float">
            <text:p>48.91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44.33" calcext:value-type="float">
            <text:p>44.33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6.38" calcext:value-type="float">
            <text:p>66.38</text:p>
          </table:table-cell>
          <table:table-cell office:value-type="float" office:value="61.5" calcext:value-type="float">
            <text:p>6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6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31.12" calcext:value-type="float">
            <text:p>31.1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1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47.12" calcext:value-type="float">
            <text:p>47.12</text:p>
          </table:table-cell>
          <table:table-cell office:value-type="float" office:value="47.5" calcext:value-type="float">
            <text:p>4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0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35.38" calcext:value-type="float">
            <text:p>35.38</text:p>
          </table:table-cell>
          <table:table-cell office:value-type="float" office:value="33.5" calcext:value-type="float">
            <text:p>33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5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55.88" calcext:value-type="float">
            <text:p>55.88</text:p>
          </table:table-cell>
          <table:table-cell office:value-type="float" office:value="49.5" calcext:value-type="float">
            <text:p>49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0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6.62" calcext:value-type="float">
            <text:p>36.62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0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55.5" calcext:value-type="float">
            <text:p>55.5</text:p>
          </table:table-cell>
          <table:table-cell office:value-type="float" office:value="49.5" calcext:value-type="float">
            <text:p>49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39.5" calcext:value-type="float">
            <text:p>39.5</text:p>
          </table:table-cell>
          <table:table-cell office:value-type="float" office:value="35.5" calcext:value-type="float">
            <text:p>35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35.88" calcext:value-type="float">
            <text:p>35.88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0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46.43" calcext:value-type="float">
            <text:p>46.43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0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45.2" calcext:value-type="float">
            <text:p>45.2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0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.2" calcext:value-type="float">
            <text:p>19.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43.75" calcext:value-type="float">
            <text:p>43.75</text:p>
          </table:table-cell>
          <table:table-cell office:value-type="float" office:value="43.5" calcext:value-type="float">
            <text:p>43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6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7.5" calcext:value-type="float">
            <text:p>27.5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59.25" calcext:value-type="float">
            <text:p>59.25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5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40.25" calcext:value-type="float">
            <text:p>40.25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9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53.25" calcext:value-type="float">
            <text:p>53.25</text:p>
          </table:table-cell>
          <table:table-cell office:value-type="float" office:value="50.5" calcext:value-type="float">
            <text:p>5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7.5" calcext:value-type="float">
            <text:p>2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42.5" calcext:value-type="float">
            <text:p>4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6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4.5" calcext:value-type="float">
            <text:p>24.5</text:p>
          </table:table-cell>
          <table:table-cell office:value-type="float" office:value="20.5" calcext:value-type="float">
            <text:p>2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44.25" calcext:value-type="float">
            <text:p>44.25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53.5" calcext:value-type="float">
            <text:p>53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2.5" calcext:value-type="float">
            <text:p>32.5</text:p>
          </table:table-cell>
          <table:table-cell office:value-type="float" office:value="30.5" calcext:value-type="float">
            <text:p>3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0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49.75" calcext:value-type="float">
            <text:p>49.75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dataSetAnalysis.A1:dataSetAnalysis.F8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5T18:45:45.541392329</dc:date>
    <meta:editing-duration>PT4M</meta:editing-duration>
    <meta:editing-cycles>1</meta:editing-cycles>
    <meta:document-statistic meta:table-count="1" meta:cell-count="529" meta:object-count="0"/>
    <meta:generator>LibreOffice/5.1.6.2$Linux_X86_64 LibreOffice_project/10m0$Build-2</meta:generator>
  </office:meta>
</office:document-meta>
</file>